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873cm"/>
          <style:tab-stop style:position="8.498cm" style:type="center"/>
          <style:tab-stop style:position="16.999cm" style:type="right"/>
        </style:tab-stops>
      </style:paragraph-properties>
      <style:text-properties style:font-name="Tahoma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ffffff" style:font-name="Tahoma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line-height="110%" fo:text-align="start" style:justify-single-word="false">
        <style:tab-stops>
          <style:tab-stop style:position="0.318cm"/>
          <style:tab-stop style:position="0.635cm"/>
        </style:tab-stops>
      </style:paragraph-properties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5.08cm"/>
        </style:tab-stops>
      </style:paragraph-properties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80" style:font-name="Tahoma" fo:font-size="11pt" fo:letter-spacing="0.035cm" fo:font-weight="bold" style:font-size-asian="11pt" style:font-weight-asian="bold" style:font-name-complex="Tahoma" style:font-size-complex="11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fo:font-variant="normal" fo:text-transform="none" fo:color="#ffffff" style:font-name="verdana" fo:font-size="8pt" fo:letter-spacing="normal" fo:font-style="normal" fo:font-weight="normal" style:font-size-asian="8pt" style:font-style-asian="normal" style:font-weight-asian="normal" style:font-name-complex="Tahoma" style:font-size-complex="8pt"/>
    </style:style>
    <style:style style:name="P13" style:family="paragraph" style:parent-style-name="Standard">
      <style:paragraph-properties fo:margin-left="4.995cm" fo:margin-right="0cm" fo:text-indent="-4.995cm" style:auto-text-indent="false"/>
      <style:text-properties style:font-name="Tahoma"/>
    </style:style>
    <style:style style:name="P14" style:family="paragraph" style:parent-style-name="Standard">
      <style:paragraph-properties fo:margin-left="3.747cm" fo:margin-right="0cm" fo:margin-top="0cm" fo:margin-bottom="0cm" fo:text-align="start" style:justify-single-word="false" fo:text-indent="-3.747cm" style:auto-text-indent="fals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ahoma" fo:font-size="10pt" fo:text-shadow="1pt 1pt" fo:font-weight="normal" style:font-size-asian="10pt" style:font-weight-asian="normal" style:font-name-complex="Tahoma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0pt" fo:font-weight="bold" style:font-size-asian="10pt" style:font-weight-asian="bold" style:font-name-complex="Tahoma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name-complex="Tahoma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Tahoma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font-name="Tahoma" fo:font-size="10pt" style:font-size-asian="10pt" style:font-name-complex="Tahoma" style:font-size-complex="10pt"/>
    </style:style>
    <style:style style:name="T7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T9" style:family="text">
      <style:text-properties style:font-name="Tahoma" fo:font-size="10pt" fo:text-shadow="1pt 1pt" style:font-size-asian="10pt" style:font-name-complex="Tahoma" style:font-size-complex="10pt"/>
    </style:style>
    <style:style style:name="T10" style:family="text">
      <style:text-properties fo:font-weight="normal" style:font-weight-asian="normal" style:font-name-complex="Tahoma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3f3f3" style:background-transparency="0%" fo:padding="0.026cm" fo:border="non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Ramka5" text:anchor-type="char" svg:x="0.011cm" svg:y="0.21cm" svg:width="18.641cm" svg:height="0.91cm" draw:z-index="0"><draw:text-box><text:p text:style-name="P7"><text:span text:style-name="T3">Data i m-ce urodzenia<text:tab/><text:tab/></text:span>31 sierpnia 1963, Bielsko-Biała</text:p><text:p text:style-name="P13"><text:span text:style-name="T1">Adres zamieszkania<text:tab/><text:tab/></text:span><text:span text:style-name="T2">Ul. Wrocławska 181 55-002 Kamieniec Wrocławski </text:span></text:p></draw:text-box></draw:frame><draw:frame draw:style-name="fr1" draw:name="Ramka6" text:anchor-type="char" svg:x="0.009cm" svg:y="1.577cm" svg:width="18.635cm" svg:height="0.67cm" draw:z-index="1"><draw:text-box><text:p text:style-name="P10">WYKSZTAŁCENIE</text:p></draw:text-box></draw:frame><draw:frame draw:style-name="fr2" draw:name="Ramka7" text:anchor-type="char" svg:x="0.023cm" svg:y="2.245cm" svg:width="18.639cm" svg:height="0.863cm" draw:z-index="2"><draw:text-box><text:p text:style-name="P14"><text:span text:style-name="T8">1982-1987</text:span><text:span text:style-name="T6"><text:tab/><text:tab/><text:tab/>Studia na wydziale Gospodarki Narodowej na Akademii Ekonomicznej im. <text:tab/><text:tab/>Oskara <text:tab/>Langego we Wrocławiu (obecnie Uniwersytet Ekonomiczny)</text:span></text:p></draw:text-box></draw:frame><draw:frame draw:style-name="fr1" draw:name="Ramka18" text:anchor-type="char" svg:x="0.014cm" svg:y="8.597cm" svg:width="18.63cm" svg:height="0.771cm" draw:z-index="3"><draw:text-box><text:p text:style-name="P10">SZKOLENIA </text:p></draw:text-box></draw:frame><draw:frame draw:style-name="fr2" draw:name="Ramka17" text:anchor-type="char" svg:x="0.014cm" svg:y="9.366cm" svg:width="18.641cm" svg:height="9.59cm" draw:z-index="4"><draw:text-box><text:p text:style-name="P9">03-10-1985 do 19-05-1986<text:tab/><text:tab/><text:span text:style-name="T11">Kurs </text:span><text:span text:style-name="T12">pierwszej pomocy</text:span><text:span text:style-name="T11"> sióstr pogotowia PCK przy zarządzie <text:tab/><text:tab/><text:tab/><text:tab/><text:tab/><text:tab/><text:tab/>Wojewódzkim PCK we Wrocławiu</text:span></text:p><text:p text:style-name="P9">sierpień 1986<text:span text:style-name="T11"><text:tab/><text:tab/><text:tab/><text:tab/></text:span><text:span text:style-name="T12">Miesięczne stypendium językowe</text:span><text:span text:style-name="T11"> ambasady francuskiej na Uniwrsytecie w <text:tab/><text:tab/><text:tab/><text:tab/><text:tab/>Grenoble, Francja</text:span></text:p><text:p text:style-name="P9">02.03.2009-30.06.2009<text:tab/><text:tab/><text:span text:style-name="T11">Szkolenie w Centrum Integracji Społecznej we Wrocławiu. Cel szkolenia: <text:tab/><text:tab/><text:tab/><text:tab/><text:tab/>dostarczenie umiejętności w zakresie </text:span><text:span text:style-name="T12">rejestrowania oraz</text:span><text:span text:style-name="T11"> <text:tab/><text:tab/><text:tab/><text:tab/><text:tab/><text:tab/><text:tab/></text:span><text:span text:style-name="T12">prowadzenia spółdzielni socjalnej</text:span><text:span text:style-name="T11"> (446 godzin): <text:s/>-kopia zaświadczenia <text:tab/><text:tab/><text:tab/><text:tab/><text:tab/><text:tab/>w załączniku</text:span></text:p><text:p text:style-name="P9">10.09.2009-19.12.2009 <text:tab/><text:tab/><text:span text:style-name="T12">Kurs języka angielskiego</text:span><text:span text:style-name="T11"> na poziomie niższym <text:s/><text:tab/><text:tab/><text:tab/><text:tab/><text:tab/><text:tab/><text:tab/><text:tab/><text:tab/>średniozaawansowanym w Yellow Centrum Języków Obcych Sp. z.o.o <text:tab/><text:tab/><text:tab/><text:tab/><text:tab/><text:tab/>w ramach projektu „Rozwój zawodowy – szansą dla osób <text:tab/><text:tab/><text:tab/><text:tab/><text:tab/><text:tab/><text:tab/>pozostających bez zatrudnienia – Poddziałanie 6.1.1 Programu <text:tab/><text:tab/><text:tab/><text:tab/><text:tab/><text:tab/><text:tab/>Operacyjnego Kapitał Ludzki (64 godziny)</text:span></text:p><text:p text:style-name="P9">styczeń- sierpień 2010 <text:tab/> <text:tab/><text:span text:style-name="T11">Udział w projekcie „Kobieta aktywna zawodowo to ja” zawierający:60 godzinny <text:tab/><text:tab/><text:tab/><text:tab/><text:tab/></text:span><text:span text:style-name="T12">kurs zarządzania projektami unijnymi</text:span><text:span text:style-name="T11"> , 8 godzinne szkolenie „</text:span><text:span text:style-name="T12">Prawo Pracy</text:span><text:span text:style-name="T11">”, 30 <text:tab/><text:tab/><text:tab/><text:tab/><text:tab/>godzinny </text:span><text:span text:style-name="T12">kurs komputerowy</text:span><text:span text:style-name="T11">, 8 godzinne szkolenie „</text:span><text:span text:style-name="T12">Rynek Pracy</text:span><text:span text:style-name="T11">”, 8 godzinne <text:tab/><text:tab/><text:tab/><text:tab/><text:tab/></text:span><text:span text:style-name="T12">warsztaty</text:span><text:span text:style-name="T11"> </text:span><text:span text:style-name="T12">psychologiczne</text:span><text:span text:style-name="T11">, 8 godzinne szkolenie z </text:span><text:span text:style-name="T12">autoprezentacji</text:span><text:span text:style-name="T11">, </text:span><text:span text:style-name="T12">kurs języka </text:span><text:span text:style-name="T13"><text:tab/><text:tab/><text:tab/><text:tab/><text:tab/></text:span><text:span text:style-name="T12">angielskiego</text:span><text:span text:style-name="T11"> zakończony egzaminem TOEIC.</text:span> </text:p><text:p text:style-name="P9">2009-2011<text:tab/><text:tab/><text:tab/><text:tab/><text:span text:style-name="T12">Kurs języka francuskiego</text:span><text:span text:style-name="T13"> </text:span><text:span text:style-name="T11">na poziomie B2/C1 w szkole językowej Alliance <text:tab/><text:tab/><text:tab/><text:tab/><text:tab/>Francais we Wrocławiu (3 semestry)</text:span></text:p><text:p text:style-name="P9">Październik 2014-czerwiec 2015<text:tab/><text:span text:style-name="T12">Kurs języka angielskiego</text:span><text:span text:style-name="T11"> na poziomie A2 (podręcznik A2/B1)</text:span></text:p><text:p text:style-name="P9">(w trakcie)<text:tab/><text:tab/><text:tab/><text:tab/><text:span text:style-name="T11">zakończony egzaminem.</text:span></text:p><text:p text:style-name="P9"><text:tab/><text:tab/><text:tab/><text:tab/></text:p><text:p text:style-name="P9"/></draw:text-box></draw:frame><draw:frame draw:style-name="fr1" draw:name="Ramka14" text:anchor-type="char" svg:x="0.032cm" svg:y="19.11cm" svg:width="18.632cm" svg:height="0.593cm" draw:z-index="5"><draw:text-box><text:p text:style-name="P10">JĘZYKI</text:p></draw:text-box></draw:frame><draw:frame draw:style-name="fr2" draw:name="Ramka13" text:anchor-type="char" svg:x="0.032cm" svg:y="19.701cm" svg:width="18.632cm" svg:height="1.819cm" draw:z-index="6"><draw:text-box><text:p text:style-name="P4"><text:span text:style-name="T4">POLSKI<text:tab/></text:span><text:span text:style-name="T10"><text:tab/>ojczysty</text:span></text:p><text:p text:style-name="P3"><text:span text:style-name="T3">ANGIELSKI</text:span><text:tab/><text:tab/><text:tab/>A2</text:p><text:p text:style-name="P11"><text:span text:style-name="T7">FRANCUSKI</text:span><text:span text:style-name="T5"><text:tab/><text:tab/><text:tab/>B2</text:span></text:p><text:p text:style-name="P11"><text:span text:style-name="T7">NIEMIECKI </text:span><text:span text:style-name="T5"><text:tab/><text:tab/><text:tab/>A1</text:span></text:p></draw:text-box></draw:frame><draw:frame draw:style-name="fr1" draw:name="Ramka10" text:anchor-type="char" svg:x="0.014cm" svg:y="21.613cm" svg:width="18.634cm" svg:height="0.617cm" draw:z-index="7"><draw:text-box><text:p text:style-name="P10">ZAINTERESOWANIA</text:p></draw:text-box></draw:frame><draw:frame draw:style-name="fr2" draw:name="Ramka9" text:anchor-type="char" svg:x="0.032cm" svg:y="22.229cm" svg:width="18.616cm" svg:height="1.857cm" draw:z-index="8"><draw:text-box><text:list xml:id="list975035049101679302" text:style-name="L1"><text:list-item><text:p text:style-name="P15">Medycyna naturalna, ziołolecznictwo</text:p></text:list-item><text:list-item><text:p text:style-name="P15">ogrodnictwo</text:p></text:list-item><text:list-item><text:p text:style-name="P15">sport: fitness, narty zjazdowe</text:p></text:list-item><text:list-item><text:p text:style-name="P15">muzyka poważna, film i festiwale filmowe tj. Festiwal Nowe Horyzonty we Wrocławiu</text:p></text:list-item></text:list><text:p text:style-name="P5"/></draw:text-box></draw:frame><draw:frame draw:style-name="fr1" draw:name="Ramka3" text:anchor-type="char" svg:x="0.005cm" svg:y="3.517cm" svg:width="18.657cm" svg:height="0.767cm" draw:z-index="10"><draw:text-box><text:p text:style-name="P10">DOŚWIADCZENIE ZAWODOWE</text:p></draw:text-box></draw:frame><draw:frame draw:style-name="fr2" draw:name="Ramka4" text:anchor-type="char" svg:x="0.03cm" svg:y="4.279cm" svg:width="18.641cm" svg:height="4.14cm" draw:z-index="11"><draw:text-box><text:p text:style-name="P16"><text:span text:style-name="T3">Październik 1986</text:span><text:tab/><text:tab/><text:tab/>Popołudniowa opieka nad dziećmi w rodzinnym domu dziecka – <text:tab/><text:tab/><text:span text:style-name="T3"> czerwiec 1987 </text:span><text:tab/><text:tab/><text:tab/>dziewczynka lat 8, chłopiec lat 8 oraz dziewczynka lat 12 cierpiąca na <text:tab/><text:tab/><text:tab/><text:tab/><text:tab/><text:tab/>schizofrenię<text:tab/><text:tab/><text:tab/><text:tab/><text:tab/></text:p><text:p text:style-name="P19"><text:span text:style-name="T8">1988-89 </text:span><text:span text:style-name="T6"><text:tab/><text:tab/><text:tab/><text:tab/>Całaodobowa opieka nad dzieckiem (dziewczynka 9 miesi</text:span><text:span text:style-name="T9">ęcy) przez pół <text:tab/><text:tab/><text:tab/><text:tab/><text:tab/><text:tab/>roku (referencje przetłumaczę na życzenie z j. niemieckiego)</text:span></text:p><text:p text:style-name="P17"><text:span text:style-name="T3">lipiec 1990-sierpien 1991</text:span> <text:tab/><text:tab/>Au pair w Ventabren, Francja Opieka całodobowa na dwójką chłopców (1,5 <text:tab/><text:tab/><text:tab/><text:tab/><text:tab/>roku i 3 lata) oraz nad domem. </text:p><text:p text:style-name="P6"><text:span text:style-name="T3">Grudzień 1992-sierpień 1993 </text:span><text:tab/>sekretarka w polsko-francuskiej firmie TKT International (firma handlowa; <text:tab/><text:tab/><text:tab/><text:tab/><text:tab/>kooperacja z francuską firmą Tersac; handel tkaninami)</text:p><text:p text:style-name="P6"/><text:p text:style-name="P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873cm"/>
          <style:tab-stop style:position="8.498cm" style:type="center"/>
          <style:tab-stop style:position="16.999cm" style:type="right"/>
        </style:tab-stops>
      </style:paragraph-properties>
      <style:text-properties style:font-name="Tahoma" fo:font-size="18pt" fo:font-weight="bold" style:font-size-asian="18pt" style:font-weight-asian="bold" style:font-size-complex="18pt" style:font-weight-complex="bold"/>
    </style:style>
    <style:style style:name="MP2" style:family="paragraph" style:parent-style-name="Standard">
      <style:text-properties fo:color="#ffffff" style:font-name="Tahoma" fo:font-size="10pt" fo:font-weight="bold" style:font-size-asian="10pt" style:font-weight-asian="bold" style:font-size-complex="10pt"/>
    </style:style>
    <style:style style:name="MP3" style:family="paragraph" style:parent-style-name="Standard">
      <style:paragraph-properties fo:margin-top="0cm" fo:margin-bottom="0cm" fo:text-align="center" style:justify-single-word="false"/>
      <style:text-properties fo:font-variant="normal" fo:text-transform="none" fo:color="#ffffff" style:font-name="verdana" fo:font-size="8pt" fo:letter-spacing="normal" fo:font-style="normal" fo:font-weight="normal" style:font-size-asian="8pt" style:font-style-asian="normal" style:font-weight-asian="normal" style:font-name-complex="Tahoma" style:font-size-complex="8pt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164cm" fo:margin-bottom="1.161cm" fo:margin-left="1.164cm" fo:margin-right="1.16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0cm" style:shadow="none" fo:background-color="#000080" style:dynamic-spacing="false">
          <style:background-image/>
        </style:header-footer-properties>
      </style:header-style>
      <style:footer-style>
        <style:header-footer-properties fo:min-height="1.6cm" fo:margin-left="0cm" fo:margin-right="0cm" fo:margin-top="0cm" fo:background-color="#000080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text:tab/>BEATA GREŃ-ONDERKO<draw:frame draw:style-name="Mfr1" draw:name="Ramka2" text:anchor-type="char" svg:x="11.174cm" svg:y="0.265cm" svg:width="6.907cm" svg:height="1cm" draw:z-index="9"><draw:text-box><text:p text:style-name="MP2">Telefon : 502 632 141</text:p><text:p text:style-name="MP2">E-mail : beongren@gmail.com</text:p></draw:text-box></draw:frame></text:p>
        <text:p text:style-name="MP1">ZUZANNA ONDERKO</text:p>
      </style:header>
      <style:footer>
        <text:p text:style-name="MP3"/>
        <text:p text:style-name="MP3">Zgodnie z ustawą z dn. 29.08.97 r. o Ochronie danych Osobowych Dz. Ust. nr 133 poz. 883, wyrażam zgodę na przetwarzanie moich danych osobowych dla potrzeb niezbędnych do realizacji procesu rekrutacji i selekcji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uzanna Onderko</meta:initial-creator>
    <meta:creation-date>2012-08-19T15:09:05.01</meta:creation-date>
    <dc:date>2015-02-20T15:54:08.42</dc:date>
    <meta:editing-duration>PT6H27M6S</meta:editing-duration>
    <meta:editing-cycles>20</meta:editing-cycles>
    <meta:generator>OpenOffice/4.1.1$Win32 OpenOffice.org_project/411m6$Build-9775</meta:generator>
    <meta:document-statistic meta:table-count="0" meta:image-count="0" meta:object-count="0" meta:page-count="1" meta:paragraph-count="34" meta:word-count="365" meta:character-count="2919"/>
  </office:meta>
</office:document-meta>
</file>